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0000002A377F60A713CD3BA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ea75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4" style:family="graphic" style:parent-style-name="standard">
      <style:graphic-properties svg:stroke-width="0.106cm" svg:stroke-color="#ea7500" draw:marker-start-width="0.359cm" draw:marker-end-width="0.359cm" draw:fill="none" draw:textarea-horizontal-align="justify" draw:textarea-vertical-align="middle" draw:auto-grow-height="false" fo:min-height="1.908cm" fo:min-width="0.032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color="#ea7500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ea7500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ea75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1cm" svg:height="17.86cm" svg:x="2.5cm" svg:y="5.44cm">
          <draw:image xlink:href="Pictures/1000000000000240000002A377F60A713CD3BA12.png" xlink:type="simple" xlink:show="embed" xlink:actuate="onLoad" loext:mime-type="image/png">
            <text:p/>
          </draw:image>
        </draw:frame>
        <draw:line draw:style-name="gr2" draw:text-style-name="P2" draw:layer="layout" svg:x1="16.5cm" svg:y1="5.5cm" svg:x2="14.1cm" svg:y2="9.7cm">
          <text:p/>
        </draw:line>
        <draw:frame draw:style-name="gr3" draw:text-style-name="P4" draw:layer="layout" svg:width="3.9cm" svg:height="2.384cm" svg:x="17.1cm" svg:y="6.3cm">
          <draw:text-box>
            <text:p text:style-name="P3"><text:span text:style-name="T1">Internal body diode</text:span></text:p>
          </draw:text-box>
        </draw:frame>
        <draw:frame draw:style-name="gr3" draw:text-style-name="P4" draw:layer="layout" svg:width="3.9cm" svg:height="2.384cm" svg:x="15.3cm" svg:y="3.116cm">
          <draw:text-box>
            <text:p text:style-name="P3"><text:span text:style-name="T1">Internal body to source connection</text:span></text:p>
          </draw:text-box>
        </draw:frame>
        <draw:line draw:style-name="gr2" draw:text-style-name="P2" draw:layer="layout" svg:x1="18cm" svg:y1="7.9cm" svg:x2="14.627cm" svg:y2="9.774cm">
          <text:p/>
        </draw:line>
        <draw:custom-shape draw:style-name="gr4" draw:text-style-name="P5" draw:layer="layout" svg:width="0.9cm" svg:height="3.2cm" svg:x="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cm" svg:height="3.2cm" svg:x="6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7cm" svg:y1="4.8cm" svg:x2="6.2cm" svg:y2="9cm">
          <text:p/>
        </draw:line>
        <draw:frame draw:style-name="gr3" draw:text-style-name="P4" draw:layer="layout" svg:width="3.9cm" svg:height="2.384cm" svg:x="2.9cm" svg:y="3.116cm">
          <draw:text-box>
            <text:p text:style-name="P3"><text:span text:style-name="T1">Dashed line</text:span></text:p>
          </draw:text-box>
        </draw:frame>
        <draw:frame draw:style-name="gr3" draw:text-style-name="P4" draw:layer="layout" svg:width="3.9cm" svg:height="2.384cm" svg:x="2.9cm" svg:y="22.6cm">
          <draw:text-box>
            <text:p text:style-name="P3"><text:span text:style-name="T1">Solid line</text:span></text:p>
          </draw:text-box>
        </draw:frame>
        <draw:line draw:style-name="gr2" draw:text-style-name="P2" draw:layer="layout" svg:x1="4.5cm" svg:y1="23.1cm" svg:x2="5.9cm" svg:y2="20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1T20:17:13.130000000</meta:creation-date>
    <dc:date>2021-02-11T20:24:19.330000000</dc:date>
    <meta:editing-duration>PT7M6S</meta:editing-duration>
    <meta:editing-cycles>1</meta:editing-cycles>
    <meta:document-statistic meta:object-count="11"/>
    <meta:generator>LibreOffice/6.4.4.2$Windows_X86_64 LibreOffice_project/3d775be2011f3886db32dfd395a6a6d1ca2630ff</meta:generator>
  </office:meta>
</office:document-meta>
</file>